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dcc5"/>
    </style:style>
    <style:style style:name="P2" style:family="paragraph" style:parent-style-name="Text_20_body">
      <style:text-properties officeooo:rsid="001edcc5" officeooo:paragraph-rsid="001f8d1f"/>
    </style:style>
    <style:style style:name="P3" style:family="paragraph" style:parent-style-name="Text_20_body">
      <style:text-properties officeooo:paragraph-rsid="001f8d1f"/>
    </style:style>
    <style:style style:name="T1" style:family="text">
      <style:text-properties fo:color="#c9211e" loext:opacity="100%"/>
    </style:style>
    <style:style style:name="T2" style:family="text">
      <style:text-properties officeooo:rsid="001edcc5"/>
    </style:style>
    <style:style style:name="T3" style:family="text">
      <style:text-properties officeooo:rsid="001f8d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Unas aves, en pleno vuelo, proyectaron sus sombras sobre el suelo bajo el sol del mediodía.<text:line-break/>Las vi pasar fugaces sobre la carretera mientras <text:span text:style-name="T3">me desplazaba</text:span> a gran velocidad en mi vehículo.<text:line-break/>Mis ojos registraron el instante<text:span text:style-name="T3">.</text:span><text:line-break/><text:span text:style-name="T3">U</text:span>na configuración de elementos,<text:line-break/>que no volverá a repetirse jamás.</text:p>
      <text:p text:style-name="Text_20_body"/>
      <text:p text:style-name="P1">Y <text:span text:style-name="T2">que</text:span> ahora está grabada en mi memoria,<text:line-break/>porque yo estaba allí para verla.</text:p>
      <text:p text:style-name="P1"><text:line-break/>Aquel instante no se ha perdido.<text:line-break/>No del todo.<text:line-break/>No para siempre.</text:p>
      <text:p text:style-name="Text_20_body"/>
      <text:p text:style-name="Text_20_body">Son instantes sagrados, <text:span text:style-name="T2">que</text:span> solo<text:span text:style-name="T2"> pueden ser percibidos por</text:span> las almas infinitamente sensibles de seres que son racionales y, por lo tanto, santos.<text:line-break/><text:span text:style-name="T2">Sucesos extraordinarios, p</text:span>rodigios únicos, irrepetibles, trascendentales.<text:line-break/>De una importancia primigenia, fundamental.</text:p>
      <text:p text:style-name="Text_20_body"/>
      <text:p text:style-name="Text_20_body">Y si no,<text:line-break/>¿qué otra cosa podría ser la realidad que vivimos?</text:p>
      <text:p text:style-name="Text_20_body"/>
      <text:p text:style-name="Text_20_body">O tal vez nada de esto tenga <text:span text:style-name="T2">ninguna </text:span>importancia <text:span text:style-name="T2">en absoluto</text:span>.<text:line-break/>Tal vez lo que sucede, sucede simplemente porque sucede.<text:line-break/>Sin más.</text:p>
      <text:p text:style-name="Text_20_body">En medio del caos de una explosión de energía infinita,<text:line-break/>nuestros cerebros no pueden evitar medir, calcular, comparar variaciones, analizar trayectorias, encontrar patrones, crear modelos, buscar el equilibrio, el origen, las consecuencias, el motivo.<text:line-break/>Y al final, terminamos por hallar una forma de estructurarlo, de darle sentido, incluso propósito.</text:p>
      <text:p text:style-name="Text_20_body"/>
      <text:p text:style-name="Text_20_body">Cuando vemos una langosta por primera vez,<text:line-break/>nos resulta inquietantemente extraña.</text:p>
      <text:p text:style-name="Text_20_body">Pero al tomarnos un tiempo para observarla en detalle, se vuelve aceptable, casi normal.<text:line-break/>Cambia.<text:line-break/>Sin haber cambiado.</text:p>
      <text:p text:style-name="Text_20_body"/>
      <text:p text:style-name="P3"><text:soft-page-break/>Entonces, ¿qué es lo que vemos?</text:p>
      <text:p text:style-name="P3"><text:line-break/>Algo hay ahí afuera, de eso estoy seguro.<text:line-break/>Y sin embargo, lo que percibimos está profundamente mediado por el filtro de nuestra fantasía.</text:p>
      <text:p text:style-name="Text_20_body">Las imágenes, los sonidos, todo lo que captamos es algo que se forma en el interior del cerebro:<text:line-break/>abstracciones basadas en los estímulos del mundo, moldeadas por nuestra imaginación.<text:line-break/>Por eso, pueden transformarse.<text:line-break/>Y difieren según las ideas que usamos para entenderlas y clasificarlas.</text:p>
      <text:p text:style-name="Text_20_body">Así las cosas, ¿cómo podemos estar seguros de algo?<text:line-break/>¿Cómo <text:span text:style-name="T2">podemos </text:span>liberarnos de la subjetividad para <text:span text:style-name="T2">conseguir ser objetivos</text:span>?</text:p>
      <text:p text:style-name="Text_20_body"/>
      <text:p text:style-name="Text_20_body">El relato que sigue<text:line-break/>es fantasía.</text:p>
      <text:p text:style-name="Text_20_body"/>
      <text:p text:style-name="Text_20_body">O tal vez no.</text:p>
      <text:p text:style-name="Text_20_body"/>
      <text:p text:style-name="Text_20_body"/>
      <text:p text:style-name="P2"><text:tab/><text:tab/><text:tab/>(extracto del libro : </text:p>
      <text:p text:style-name="P2"><text:span text:style-name="T3"><text:tab/><text:tab/><text:tab/><text:tab/></text:span>"Omniscientis<text:span text:style-name="T3">, el códice perdido de Lluviara</text:span>")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25T19:07:19.670000000</meta:creation-date>
    <dc:date>2025-09-25T20:33:47.067000000</dc:date>
    <meta:editing-duration>PT54M46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17" meta:word-count="331" meta:character-count="2114" meta:non-whitespace-character-count="1790"/>
  </office:meta>
</office:document-meta>
</file>